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70000026D58B08488.png"/>
  <manifest:file-entry manifest:media-type="image/png" manifest:full-path="Pictures/10000201000001A0000003BFFD9BC698.png"/>
  <manifest:file-entry manifest:media-type="image/png" manifest:full-path="Pictures/10000201000001840000016E7DD898B9.png"/>
  <manifest:file-entry manifest:media-type="image/png" manifest:full-path="Pictures/100002010000022C00000348712FE805.png"/>
  <manifest:file-entry manifest:media-type="image/png" manifest:full-path="Pictures/10000201000001730000017DFE873A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139cm" svg:y="10.663cm" svg:width="10.268cm" svg:height="9.686cm" draw:z-index="1"><draw:image xlink:href="Pictures/10000201000001840000016E7DD898B9.png" xlink:type="simple" xlink:show="embed" xlink:actuate="onLoad"/></draw:frame><draw:frame draw:style-name="fr1" draw:name="graphics1" text:anchor-type="paragraph" svg:x="0.132cm" svg:y="0cm" svg:width="10.07cm" svg:height="10.308cm" draw:z-index="0"><draw:image xlink:href="Pictures/10000201000002170000026D58B084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125cm" svg:y="0cm" svg:width="8.853cm" svg:height="8.126cm" draw:z-index="2"><draw:image xlink:href="Pictures/10000201000001730000017DFE873A12.png" xlink:type="simple" xlink:show="embed" xlink:actuate="onLoad"/></draw:frame><text:soft-page-break/></text:p>
      <text:p text:style-name="Standard"><draw:frame draw:style-name="fr1" draw:name="graphics4" text:anchor-type="paragraph" svg:x="9.241cm" svg:y="0.556cm" svg:width="7.675cm" svg:height="17.556cm" draw:z-index="3"><draw:image xlink:href="Pictures/10000201000001A0000003BFFD9BC698.png" xlink:type="simple" xlink:show="embed" xlink:actuate="onLoad"/></draw:frame></text:p>
      <text:p text:style-name="Standard"><draw:frame draw:style-name="fr2" draw:name="graphics5" text:anchor-type="paragraph" svg:width="10.479cm" svg:height="15.575cm" draw:z-index="4"><draw:image xlink:href="Pictures/100002010000022C00000348712FE8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 </meta:initial-creator>
    <meta:creation-date>2022-09-26T11:35:17.49</meta:creation-date>
    <meta:generator>OpenOffice/4.1.13$Win32 OpenOffice.org_project/4113m1$Build-9810</meta:generator>
    <meta:document-statistic meta:table-count="0" meta:image-count="5" meta:object-count="0" meta:page-count="3" meta:paragraph-count="0" meta:word-count="0" meta:character-count="0"/>
    <dc:date>2022-09-26T12:24:39.04</dc:date>
    <dc:creator>val </dc:creator>
    <meta:editing-duration>PT49M21S</meta:editing-duration>
    <meta:editing-cycles>1</meta:editing-cycles>
  </office:meta>
</office:document-meta>
</file>